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Φ</mi>
      <mrow>
        <mo fence="true" stretchy="false">(</mo>
        <mrow>
          <mrow>
            <mi>r</mi>
            <mi>,</mi>
            <mi mathvariant="normal">ϑ</mi>
            <mi>,</mi>
            <mi mathvariant="normal">ϕ</mi>
          </mrow>
        </mrow>
        <mo fence="true" stretchy="false">)</mo>
      </mrow>
      <mrow>
        <mspace width="0.5em"/>
        <mo stretchy="false">=</mo>
        <mspace width="0.5em"/>
      </mrow>
      <mrow>
        <munderover>
          <mo stretchy="false">∑</mo>
          <mrow>
            <mi>l</mi>
            <mo stretchy="false">=</mo>
            <mn>0</mn>
          </mrow>
          <mi mathvariant="normal">∞</mi>
        </munderover>
        <mrow>
          <munderover>
            <mo stretchy="false">∑</mo>
            <mrow>
              <mi>m</mi>
              <mo stretchy="false">=</mo>
              <mrow>
                <mo stretchy="false">−</mo>
                <mi>l</mi>
              </mrow>
            </mrow>
            <mrow>
              <mo stretchy="false">+</mo>
              <mi>l</mi>
            </mrow>
          </munderover>
          <mrow>
            <mo fence="true" stretchy="true">(</mo>
            <mrow>
              <mrow>
                <msub>
                  <mi>A</mi>
                  <mi mathvariant="italic">lm</mi>
                </msub>
                <msup>
                  <mi>r</mi>
                  <mi>l</mi>
                </msup>
                <mrow>
                  <mspace width="0.5em"/>
                  <mo stretchy="false">+</mo>
                  <mspace width="0.5em"/>
                </mrow>
                <msub>
                  <mi>B</mi>
                  <mi mathvariant="italic">lm</mi>
                </msub>
                <msup>
                  <mi>r</mi>
                  <mrow>
                    <mo stretchy="false">−</mo>
                    <mrow>
                      <mo fence="true" stretchy="false">(</mo>
                      <mrow>
                        <mrow>
                          <mi>l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sup>
              </mrow>
            </mrow>
            <mo fence="true" stretchy="true">)</mo>
          </mrow>
        </mrow>
      </mrow>
      <msub>
        <mi>Y</mi>
        <mi mathvariant="italic">lm</mi>
      </msub>
      <mrow>
        <mo fence="true" stretchy="false">(</mo>
        <mrow>
          <mrow>
            <mi mathvariant="normal">ϑ</mi>
            <mi>,</mi>
            <mi mathvariant="normal">ϕ</mi>
          </mrow>
        </mrow>
        <mo fence="true" stretchy="false">)</mo>
      </mrow>
    </mrow>
    <annotation encoding="StarMath 5.0">%iPHI ( r , %ivartheta , %iphi ) `=` sum from { l=0 } to infinity sum from { m=-l } to {+l}
left ( A_lm r^l `+` B_lm r^{-(l+1)} right ) 
Y_lm ( %ivartheta , %iph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